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name">
          <text:span text:style-name="rststyle-builtin">cd</text:span>
        </text:span>
        <text:span text:style-name="rststyle-operator">&amp;&amp;</text:span>
        <text:p text:style-name="rststyle-textbody">Ardından <text:span text:style-name="rststyle-strong">system.devel</text:span> componentini kuralım. Burada temel derleyiciler bulunur.</text:p>
        <ns0:p ns0:style-name="rststyle-codeblock">inary it -c system.devel</ns0:p>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literal">
          <text:span text:style-name="rststyle-string">
            <text:span text:style-name="rststyle-double">"https://ftp.gnu.org/gnu/bash/bash-5.1.8.tar.gz"</text:span>
          </text:span>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build():<ns0:line-break/><ns0:s ns0:c="4"/>autotools.instal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def</text:span>
          <text:span text:style-name="rststyle-name">
            <text:span text:style-name="rststyle-function">setup</text:span>
          </text:span>
          <text:span text:style-name="rststyle-punctuation">():</text:span>
          <text:span text:style-name="rststyle-name">autotools</text:span>
          <text:span text:style-name="rststyle-operator">.</text:span>
          <text:span text:style-name="rststyle-name">configur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operator">=</text:span>
          <text:span text:style-name="rststyle-comment">
            <text:span text:style-name="rststyle-single"># autotools.configure()
</text:span>
          </text:span>
          <text:span text:style-name="rststyle-keyword">$(</text:span>
          <text:span text:style-name="rststyle-keyword">)</text:span>
          <text:span text:style-name="rststyle-comment">
            <text:span text:style-name="rststyle-single"># autotools.make()
</text:span>
          </text:span>
          <text:span text:style-name="rststyle-name">
            <text:span text:style-name="rststyle-variable">DESTDIR</text:span>
          </text:span>
          <text:span text:style-name="rststyle-operator">=</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name">
            <text:span text:style-name="rststyle-variable">OPERATION</text:span>
          </text:span>
          <text:span text:style-name="rststyle-operator">=</text:span>
          <text:span text:style-name="rststyle-name">
            <text:span text:style-name="rststyle-variable">INSTALL_DIR</text:span>
          </text:span>
          <text:span text:style-name="rststyle-operator">=</text:span>
          <text:span text:style-name="rststyle-name">
            <text:span text:style-name="rststyle-variable">PKG_DIR</text:span>
          </text:span>
          <text:span text:style-name="rststyle-operator">=</text:span>
          <text:span text:style-name="rststyle-name">
            <text:span text:style-name="rststyle-variable">WORK_DIR</text:span>
          </text:span>
          <text:span text:style-name="rststyle-operator">=</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name">
            <text:span text:style-name="rststyle-variable">INARY_BUILD_TYPE</text:span>
          </text:span>
          <text:span text:style-name="rststyle-operator">=</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build():<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get</text:span>
          <text:span text:style-name="rststyle-keyword">def</text:span>
          <text:span text:style-name="rststyle-name">
            <text:span text:style-name="rststyle-function">setup</text:span>
          </text:span>
          <text:span text:style-name="rststyle-punctuation">():</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builtin">source</text:span>
        </text:span>
        <text:span text:style-name="rststyle-operator">)</text:span>
        <text:span text:style-name="rststyle-operator">(</text:span>
        <text:span text:style-name="rststyle-name">
          <text:span text:style-name="rststyle-builtin">command</text:span>
        </text:span>
        <text:span text:style-name="rststyle-operator">)</text:span>
        <text:span text:style-name="rststyle-operator">(</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operator">(</text:span>
        <text:span text:style-name="rststyle-operator">)</text:span>
        <text:span text:style-name="rststyle-operator">(</text:span>
        <text:span text:style-name="rststyle-name">
          <text:span text:style-name="rststyle-variable">mode</text:span>
        </text:span>
        <text:span text:style-name="rststyle-operator">=</text:span>
        <text:span text:style-name="rststyle-operator">)</text:span>
        <text:span text:style-name="rststyle-operator">(</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amp;&amp;</text:span>
        <text:span text:style-name="rststyle-name">
          <text:span text:style-name="rststyle-builtin">cd</text:span>
        </text:span>
        <text:span text:style-name="rststyle-operator">&amp;&amp;</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operator">()</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operator">(</text:span>
        <text:span text:style-name="rststyle-name">
          <text:span text:style-name="rststyle-variable">pageDirectory</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name">
          <text:span text:style-name="rststyle-variable">deleteLine</text:span>
        </text:span>
        <text:span text:style-name="rststyle-operator">=</text:span>
        <text:span text:style-name="rststyle-name">
          <text:span text:style-name="rststyle-variable">level</text:span>
        </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comment">
            <text:span text:style-name="rststyle-preproc">&lt;!DOCTYPE INARY SYSTEM "https://raw.githubusercontent.com/Zaryob/inary/master/inary-spec.dtd"&gt;</text:span>
          </text:span>
          <text:span text:style-name="rststyle-name">
            <text:span text:style-name="rststyle-tag">&lt;INARY&gt;</text:span>
          </text:span>
          <text:span text:style-name="rststyle-name">
            <text:span text:style-name="rststyle-tag">&lt;Source&gt;</text:span>
          </text:span>
          <text:span text:style-name="rststyle-comment">&lt;!--Burası source bölümüdür.--&gt;</text:span>
          <text:span text:style-name="rststyle-name">
            <text:span text:style-name="rststyle-tag">&lt;/Source&gt;</text:span>
          </text:span>
          <text:span text:style-name="rststyle-name">
            <text:span text:style-name="rststyle-tag">&lt;Package&gt;</text:span>
          </text:span>
          <text:span text:style-name="rststyle-comment">&lt;!--Burası package bölümüdür.--&gt;</text:span>
          <text:span text:style-name="rststyle-name">
            <text:span text:style-name="rststyle-tag">&lt;/Package&gt;</text:span>
          </text:span>
          <text:span text:style-name="rststyle-name">
            <text:span text:style-name="rststyle-tag">&lt;Package&gt;</text:span>
          </text:span>
          <text:span text:style-name="rststyle-comment">&lt;!--Burası diğer package bölümüdür.--&gt;</text:span>
          <text:span text:style-name="rststyle-name">
            <text:span text:style-name="rststyle-tag">&lt;/Package&gt;</text:span>
          </text:span>
          <text:span text:style-name="rststyle-name">
            <text:span text:style-name="rststyle-tag">&lt;History&gt;</text:span>
          </text:span>
          <text:span text:style-name="rststyle-comment">&lt;!--Burası history bölümüdür.--&gt;</text:span>
          <text:span text:style-name="rststyle-name">
            <text:span text:style-name="rststyle-tag">&lt;/History&gt;</text:span>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lt;Rfp&gt;Bu paket deneyseldir&lt;/Rfp&gt;--&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name">
          <text:span text:style-name="rststyle-tag">&lt;Name&gt;</text:span>
        </text:span>
        <text:span text:style-name="rststyle-name">
          <text:span text:style-name="rststyle-tag">&lt;/Name&gt;</text:span>
        </text:span>
        <text:span text:style-name="rststyle-name">
          <text:span text:style-name="rststyle-tag">&lt;Homepage&gt;</text:span>
        </text:span>
        <text:span text:style-name="rststyle-name">
          <text:span text:style-name="rststyle-tag">&lt;/Homepage&gt;</text:span>
        </text:span>
        <text:span text:style-name="rststyle-name">
          <text:span text:style-name="rststyle-tag">&lt;Packager&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Packager&gt;</text:span>
        </text:span>
        <text:span text:style-name="rststyle-name">
          <text:span text:style-name="rststyle-tag">&lt;License&gt;</text:span>
        </text:span>
        <text:span text:style-name="rststyle-name">
          <text:span text:style-name="rststyle-tag">&lt;/License&gt;</text:span>
        </text:span>
        <text:span text:style-name="rststyle-name">
          <text:span text:style-name="rststyle-tag">&lt;IsA&gt;</text:span>
        </text:span>
        <text:span text:style-name="rststyle-name">
          <text:span text:style-name="rststyle-tag">&lt;/IsA&gt;</text:span>
        </text:span>
        <text:span text:style-name="rststyle-comment">&lt;!--&lt;Rfp&gt;Bu paket deneyseldir&lt;/Rfp&gt;--&gt;</text:span>
        <text:span text:style-name="rststyle-name">
          <text:span text:style-name="rststyle-tag">&lt;PartOf&gt;</text:span>
        </text:span>
        <text:span text:style-name="rststyle-name">
          <text:span text:style-name="rststyle-tag">&lt;/PartOf&gt;</text:span>
        </text:span>
        <text:span text:style-name="rststyle-name">
          <text:span text:style-name="rststyle-tag">&lt;Summary&gt;</text:span>
        </text:span>
        <text:span text:style-name="rststyle-name">
          <text:span text:style-name="rststyle-tag">&lt;/Summary&gt;</text:span>
        </text:span>
        <text:span text:style-name="rststyle-name">
          <text:span text:style-name="rststyle-tag">&lt;Description&gt;</text:span>
        </text:span>
        <text:span text:style-name="rststyle-name">
          <text:span text:style-name="rststyle-tag">&lt;/Description&gt;</text:span>
        </text:span>
        <text:span text:style-name="rststyle-name">
          <text:span text:style-name="rststyle-tag">&lt;Archive</text:span>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name">
          <text:span text:style-name="rststyle-tag">&lt;Build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BuildDependencies&gt;</text:span>
        </text:span>
        <text:span text:style-name="rststyle-name">
          <text:span text:style-name="rststyle-tag">&lt;/Source&gt;</text:span>
        </text:span>
        <text:p text:style-name="rststyle-textbody">Eğer <text:span text:style-name="rststyle-strong">Rfp</text:span> tagı kullanırsanız paket <text:span text:style-name="rststyle-strong">Rfp</text:span> olarak oluşturulur. Bu paketler kararlı olmayan veya deneysel paketlerdir. Derlenirken ve kurulurken onay ister. Onay mesajını bu tagın arasına yazmalısınız. <text:span text:style-name="rststyle-strong">Rfp</text:span> paketler Sulin deposunda bulunmaz.</text:p>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name">
          <text:span text:style-name="rststyle-tag">&lt;Name&gt;</text:span>
        </text:span>
        <text:span text:style-name="rststyle-name">
          <text:span text:style-name="rststyle-tag">&lt;/Name&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Runtime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RuntimeDependencies&gt;</text:span>
        </text:span>
        <text:span text:style-name="rststyle-name">
          <text:span text:style-name="rststyle-tag">&lt;Files&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name">
          <text:span text:style-name="rststyle-tag">&lt;/Files&gt;</text:span>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name">
          <text:span text:style-name="rststyle-tag">&lt;Update</text:span>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name">
          <text:span text:style-name="rststyle-tag">&lt;Date&gt;</text:span>
        </text:span>
        <text:span text:style-name="rststyle-name">
          <text:span text:style-name="rststyle-tag">&lt;/Date&gt;</text:span>
        </text:span>
        <text:span text:style-name="rststyle-name">
          <text:span text:style-name="rststyle-tag">&lt;Version&gt;</text:span>
        </text:span>
        <text:span text:style-name="rststyle-name">
          <text:span text:style-name="rststyle-tag">&lt;/Version&gt;</text:span>
        </text:span>
        <text:span text:style-name="rststyle-name">
          <text:span text:style-name="rststyle-tag">&lt;Comment&gt;</text:span>
        </text:span>
        <text:span text:style-name="rststyle-name">
          <text:span text:style-name="rststyle-tag">&lt;/Comment&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Update&gt;</text:span>
        </text:span>
        <text:span text:style-name="rststyle-name">
          <text:span text:style-name="rststyle-tag">&lt;/History&gt;</text:span>
        </text:span>
        <text:section text:name="Section15" text:style-name="Sect2">
          <text:h text:outline-level="2" text:style-name="rststyle-heading2">Pspec.py dosyası</text:h>
          <text:p text:style-name="rststyle-textbody">Bu dosya doğrudan kullanılmaz. Bu dosyayı <text:span text:style-name="rststyle-strong">pspec.xml</text:span> üretmek için kullanırız. Bu dosyanın bulunduğu dizinde <text:span text:style-name="rststyle-strong">genpspec</text:span> komutunu çalıştırarak <text:span text:style-name="rststyle-strong">pspec.xml</text:span> dosyasını üretebilirsiniz.
Bu dosya bir olarak python sınıfıdır. Ve alt sınıflardan oluşur.</text:p>
          <ns0:p ns0:style-name="rststyle-codeblock">class inary:<ns0:line-break/><ns0:s ns0:c="4"/>class source:<ns0:line-break/><ns0:s ns0:c="8"/># Source bölümü<ns0:line-break/><ns0:s ns0:c="4"/>class pkg_bash:<ns0:line-break/><ns0:s ns0:c="8"/># Package bölümü<ns0:line-break/><ns0:s ns0:c="4"/>class history:<ns0:line-break/><ns0:s ns0:c="8"/># History bölümü</ns0:p>
          <text:span text:style-name="rststyle-keyword">class</text:span>
          <text:span text:style-name="rststyle-name">
            <text:span text:style-name="rststyle-class">inary</text:span>
          </text:span>
          <text:span text:style-name="rststyle-punctuation">:</text:span>
          <text:span text:style-name="rststyle-keyword">class</text:span>
          <text:span text:style-name="rststyle-name">
            <text:span text:style-name="rststyle-class">source</text:span>
          </text:span>
          <text:span text:style-name="rststyle-punctuation">:</text:span>
          <text:span text:style-name="rststyle-comment">
            <text:span text:style-name="rststyle-single"># Source bölümü</text:span>
          </text:span>
          <text:span text:style-name="rststyle-keyword">class</text:span>
          <text:span text:style-name="rststyle-name">
            <text:span text:style-name="rststyle-class">pkg_bash</text:span>
          </text:span>
          <text:span text:style-name="rststyle-punctuation">:</text:span>
          <text:span text:style-name="rststyle-comment">
            <text:span text:style-name="rststyle-single"># Package bölümü</text:span>
          </text:span>
          <text:span text:style-name="rststyle-keyword">class</text:span>
          <text:span text:style-name="rststyle-name">
            <text:span text:style-name="rststyle-class">history</text:span>
          </text:span>
          <text:span text:style-name="rststyle-punctuation">:</text:span>
          <text:span text:style-name="rststyle-comment">
            <text:span text:style-name="rststyle-single"># History bölümü</text:span>
          </text:span>
        </text:section>
      </text:section>
      <text:section text:name="Section16" text:style-name="Sect1">
        <text:h text:outline-level="1" text:style-name="rststyle-heading1">Source bölümü</text:h>
        <text:p text:style-name="rststyle-textbody">Bu bölümde kaynağın özellikleri belirtilir. <text:span text:style-name="rststyle-strong">packages</text:span> dizisindeki elemanların adına sahip olan sınıflar <text:span text:style-name="rststyle-strong">pspec.xml</text:span> oluşturulurken kullanılır.</text:p>
        <ns0:p ns0:style-name="rststyle-codeblock">class source:<ns0:line-break/><ns0:s ns0:c="4"/>name = "bash"<ns0:line-break/><ns0:s ns0:c="4"/>homepage = "http://cnswww.cns.cwru.edu/~chet/bash/bashtop.html"<ns0:line-break/><ns0:s ns0:c="4"/>class packager:<ns0:line-break/><ns0:s ns0:c="8"/>name = "Süleyman POYRAZ"<ns0:line-break/><ns0:s ns0:c="8"/>email = "zaryob.dev@gmail.com"<ns0:line-break/><ns0:s ns0:c="4"/>license = ['GPLv2']<ns0:line-break/><ns0:s ns0:c="4"/>isa = ['app:console']<ns0:line-break/><ns0:s ns0:c="4"/>partof = "system.base"<ns0:line-break/><ns0:s ns0:c="4"/>summary = "Bourne-Again shell"<ns0:line-break/><ns0:s ns0:c="4"/>description = "GNU bash shell"<ns0:line-break/><ns0:s ns0:c="4"/>archive = [<ns0:line-break/><ns0:s ns0:c="8"/>("6399bd1f9ef4dd0d901c7b76737bc409de73c77a","https://ftp.gnu.org/gnu/bash/bash-5.1.8.tar.gz"),<ns0:line-break/><ns0:s ns0:c="4"/>]<ns0:line-break/><ns0:s ns0:c="4"/>builddependencies = ['ncurses-devel', 'readline-devel']<ns0:line-break/><ns0:s ns0:c="4"/>packages = ['pkg_bash', 'pkg_bash_devel', 'pkg_bash_docs', 'pkg_bash_pages']</ns0:p>
        <text:span text:style-name="rststyle-keyword">class</text:span>
        <text:span text:style-name="rststyle-name">
          <text:span text:style-name="rststyle-class">source</text:span>
        </text:span>
        <text:span text:style-name="rststyle-punctuation">:</text:span>
        <text:span text:style-name="rststyle-name">name</text:span>
        <text:span text:style-name="rststyle-operator">=</text:span>
        <text:span text:style-name="rststyle-literal">
          <text:span text:style-name="rststyle-string">
            <text:span text:style-name="rststyle-double">"bash"</text:span>
          </text:span>
        </text:span>
        <text:span text:style-name="rststyle-name">homepage</text:span>
        <text:span text:style-name="rststyle-operator">=</text:span>
        <text:span text:style-name="rststyle-literal">
          <text:span text:style-name="rststyle-string">
            <text:span text:style-name="rststyle-double">"http://cnswww.cns.cwru.edu/~chet/bash/bashtop.html"</text:span>
          </text:span>
        </text:span>
        <text:span text:style-name="rststyle-keyword">class</text:span>
        <text:span text:style-name="rststyle-name">
          <text:span text:style-name="rststyle-class">packager</text:span>
        </text:span>
        <text:span text:style-name="rststyle-punctuation">:</text:span>
        <text:span text:style-name="rststyle-name">name</text:span>
        <text:span text:style-name="rststyle-operator">=</text:span>
        <text:span text:style-name="rststyle-literal">
          <text:span text:style-name="rststyle-string">
            <text:span text:style-name="rststyle-double">"Süleyman POYRAZ"</text:span>
          </text:span>
        </text:span>
        <text:span text:style-name="rststyle-name">email</text:span>
        <text:span text:style-name="rststyle-operator">=</text:span>
        <text:span text:style-name="rststyle-literal">
          <text:span text:style-name="rststyle-string">
            <text:span text:style-name="rststyle-double">"zaryob.dev@gmail.com"</text:span>
          </text:span>
        </text:span>
        <text:span text:style-name="rststyle-name">license</text:span>
        <text:span text:style-name="rststyle-operator">=</text:span>
        <text:span text:style-name="rststyle-punctuation">[</text:span>
        <text:span text:style-name="rststyle-literal">
          <text:span text:style-name="rststyle-string">
            <text:span text:style-name="rststyle-single">'GPLv2'</text:span>
          </text:span>
        </text:span>
        <text:span text:style-name="rststyle-punctuation">]</text:span>
        <text:span text:style-name="rststyle-name">isa</text:span>
        <text:span text:style-name="rststyle-operator">=</text:span>
        <text:span text:style-name="rststyle-punctuation">[</text:span>
        <text:span text:style-name="rststyle-literal">
          <text:span text:style-name="rststyle-string">
            <text:span text:style-name="rststyle-single">'app:console'</text:span>
          </text:span>
        </text:span>
        <text:span text:style-name="rststyle-punctuation">]</text:span>
        <text:span text:style-name="rststyle-name">partof</text:span>
        <text:span text:style-name="rststyle-operator">=</text:span>
        <text:span text:style-name="rststyle-literal">
          <text:span text:style-name="rststyle-string">
            <text:span text:style-name="rststyle-double">"system.base"</text:span>
          </text:span>
        </text:span>
        <text:span text:style-name="rststyle-name">summary</text:span>
        <text:span text:style-name="rststyle-operator">=</text:span>
        <text:span text:style-name="rststyle-literal">
          <text:span text:style-name="rststyle-string">
            <text:span text:style-name="rststyle-double">"Bourne-Again shell"</text:span>
          </text:span>
        </text:span>
        <text:span text:style-name="rststyle-name">description</text:span>
        <text:span text:style-name="rststyle-operator">=</text:span>
        <text:span text:style-name="rststyle-literal">
          <text:span text:style-name="rststyle-string">
            <text:span text:style-name="rststyle-double">"GNU bash shell"</text:span>
          </text:span>
        </text:span>
        <text:span text:style-name="rststyle-name">archive</text:span>
        <text:span text:style-name="rststyle-operator">=</text:span>
        <text:span text:style-name="rststyle-punctuation">[</text:span>
        <text:span text:style-name="rststyle-punctuation">(</text:span>
        <text:span text:style-name="rststyle-literal">
          <text:span text:style-name="rststyle-string">
            <text:span text:style-name="rststyle-double">"6399bd1f9ef4dd0d901c7b76737bc409de73c77a"</text:span>
          </text:span>
        </text:span>
        <text:span text:style-name="rststyle-punctuation">,</text:span>
        <text:span text:style-name="rststyle-literal">
          <text:span text:style-name="rststyle-string">
            <text:span text:style-name="rststyle-double">"https://ftp.gnu.org/gnu/bash/bash-5.1.8.tar.gz"</text:span>
          </text:span>
        </text:span>
        <text:span text:style-name="rststyle-punctuation">),</text:span>
        <text:span text:style-name="rststyle-punctuation">]</text:span>
        <text:span text:style-name="rststyle-name">builddependencies</text:span>
        <text:span text:style-name="rststyle-operator">=</text:span>
        <text:span text:style-name="rststyle-punctuation">[</text:span>
        <text:span text:style-name="rststyle-literal">
          <text:span text:style-name="rststyle-string">
            <text:span text:style-name="rststyle-single">'ncurses-devel'</text:span>
          </text:span>
        </text:span>
        <text:span text:style-name="rststyle-punctuation">,</text:span>
        <text:span text:style-name="rststyle-literal">
          <text:span text:style-name="rststyle-string">
            <text:span text:style-name="rststyle-single">'readline-devel'</text:span>
          </text:span>
        </text:span>
        <text:span text:style-name="rststyle-punctuation">]</text:span>
        <text:span text:style-name="rststyle-name">packages</text:span>
        <text:span text:style-name="rststyle-operator">=</text:span>
        <text:span text:style-name="rststyle-punctuation">[</text:span>
        <text:span text:style-name="rststyle-literal">
          <text:span text:style-name="rststyle-string">
            <text:span text:style-name="rststyle-single">'pkg_bash'</text:span>
          </text:span>
        </text:span>
        <text:span text:style-name="rststyle-punctuation">,</text:span>
        <text:span text:style-name="rststyle-literal">
          <text:span text:style-name="rststyle-string">
            <text:span text:style-name="rststyle-single">'pkg_bash_devel'</text:span>
          </text:span>
        </text:span>
        <text:span text:style-name="rststyle-punctuation">,</text:span>
        <text:span text:style-name="rststyle-literal">
          <text:span text:style-name="rststyle-string">
            <text:span text:style-name="rststyle-single">'pkg_bash_docs'</text:span>
          </text:span>
        </text:span>
        <text:span text:style-name="rststyle-punctuation">,</text:span>
        <text:span text:style-name="rststyle-literal">
          <text:span text:style-name="rststyle-string">
            <text:span text:style-name="rststyle-single">'pkg_bash_pages'</text:span>
          </text:span>
        </text:span>
        <text:span text:style-name="rststyle-punctuation">]</text:span>
      </text:section>
      <text:section text:name="Section17" text:style-name="Sect1">
        <text:h text:outline-level="1" text:style-name="rststyle-heading1">Package bölümü</text:h>
        <text:p text:style-name="rststyle-textbody">Bu bölümde paket özellikleri yer alır. Bu bölümün sınıf adını <text:span text:style-name="rststyle-strong">Source</text:span> bölümündeki <text:span text:style-name="rststyle-strong">packages</text:span> dizisi içine eklediğinizde buradaki değerler kullanılır.</text:p>
        <ns0:p ns0:style-name="rststyle-codeblock">class pkg_bash<ns0:line-break/><ns0:s ns0:c="4"/>name = "bash"<ns0:line-break/><ns0:s ns0:c="4"/>runtimedependencies = ["ncurses"]<ns0:line-break/><ns0:s ns0:c="4"/>files = [<ns0:line-break/><ns0:s ns0:c="8"/>("config","/etc"),<ns0:line-break/><ns0:s ns0:c="8"/>("executable","/bin"),<ns0:line-break/><ns0:s ns0:c="8"/>("info","/usr/share/info"),<ns0:line-break/><ns0:s ns0:c="8"/>("library","/lib"),<ns0:line-break/><ns0:s ns0:c="8"/>("localedata","/usr/share/locale"),<ns0:line-break/><ns0:s ns0:c="4"/>]</ns0:p>
        <text:span text:style-name="rststyle-keyword">class</text:span>
        <text:span text:style-name="rststyle-name">
          <text:span text:style-name="rststyle-class">pkg_bash</text:span>
        </text:span>
        <text:span text:style-name="rststyle-name">name</text:span>
        <text:span text:style-name="rststyle-operator">=</text:span>
        <text:span text:style-name="rststyle-literal">
          <text:span text:style-name="rststyle-string">
            <text:span text:style-name="rststyle-double">"bash"</text:span>
          </text:span>
        </text:span>
        <text:span text:style-name="rststyle-name">runtimedependencies</text:span>
        <text:span text:style-name="rststyle-operator">=</text:span>
        <text:span text:style-name="rststyle-punctuation">[</text:span>
        <text:span text:style-name="rststyle-literal">
          <text:span text:style-name="rststyle-string">
            <text:span text:style-name="rststyle-double">"ncurses"</text:span>
          </text:span>
        </text:span>
        <text:span text:style-name="rststyle-punctuation">]</text:span>
        <text:span text:style-name="rststyle-name">files</text:span>
        <text:span text:style-name="rststyle-operator">=</text:span>
        <text:span text:style-name="rststyle-punctuation">[</text:span>
        <text:span text:style-name="rststyle-punctuation">(</text:span>
        <text:span text:style-name="rststyle-literal">
          <text:span text:style-name="rststyle-string">
            <text:span text:style-name="rststyle-double">"config"</text:span>
          </text:span>
        </text:span>
        <text:span text:style-name="rststyle-punctuation">,</text:span>
        <text:span text:style-name="rststyle-literal">
          <text:span text:style-name="rststyle-string">
            <text:span text:style-name="rststyle-double">"/etc"</text:span>
          </text:span>
        </text:span>
        <text:span text:style-name="rststyle-punctuation">),</text:span>
        <text:span text:style-name="rststyle-punctuation">(</text:span>
        <text:span text:style-name="rststyle-literal">
          <text:span text:style-name="rststyle-string">
            <text:span text:style-name="rststyle-double">"executable"</text:span>
          </text:span>
        </text:span>
        <text:span text:style-name="rststyle-punctuation">,</text:span>
        <text:span text:style-name="rststyle-literal">
          <text:span text:style-name="rststyle-string">
            <text:span text:style-name="rststyle-double">"/bin"</text:span>
          </text:span>
        </text:span>
        <text:span text:style-name="rststyle-punctuation">),</text:span>
        <text:span text:style-name="rststyle-punctuation">(</text:span>
        <text:span text:style-name="rststyle-literal">
          <text:span text:style-name="rststyle-string">
            <text:span text:style-name="rststyle-double">"info"</text:span>
          </text:span>
        </text:span>
        <text:span text:style-name="rststyle-punctuation">,</text:span>
        <text:span text:style-name="rststyle-literal">
          <text:span text:style-name="rststyle-string">
            <text:span text:style-name="rststyle-double">"/usr/share/info"</text:span>
          </text:span>
        </text:span>
        <text:span text:style-name="rststyle-punctuation">),</text:span>
        <text:span text:style-name="rststyle-punctuation">(</text:span>
        <text:span text:style-name="rststyle-literal">
          <text:span text:style-name="rststyle-string">
            <text:span text:style-name="rststyle-double">"library"</text:span>
          </text:span>
        </text:span>
        <text:span text:style-name="rststyle-punctuation">,</text:span>
        <text:span text:style-name="rststyle-literal">
          <text:span text:style-name="rststyle-string">
            <text:span text:style-name="rststyle-double">"/lib"</text:span>
          </text:span>
        </text:span>
        <text:span text:style-name="rststyle-punctuation">),</text:span>
        <text:span text:style-name="rststyle-punctuation">(</text:span>
        <text:span text:style-name="rststyle-literal">
          <text:span text:style-name="rststyle-string">
            <text:span text:style-name="rststyle-double">"localedata"</text:span>
          </text:span>
        </text:span>
        <text:span text:style-name="rststyle-punctuation">,</text:span>
        <text:span text:style-name="rststyle-literal">
          <text:span text:style-name="rststyle-string">
            <text:span text:style-name="rststyle-double">"/usr/share/locale"</text:span>
          </text:span>
        </text:span>
        <text:span text:style-name="rststyle-punctuation">),</text:span>
        <text:span text:style-name="rststyle-punctuation">]</text:span>
      </text:section>
      <text:section text:name="Section18" text:style-name="Sect1">
        <text:h text:outline-level="1" text:style-name="rststyle-heading1">History bölümü</text:h>
        <text:p text:style-name="rststyle-textbody">Bu bölümde paket geçmişi bulunur. Release bilgisi yer almaz. Bunun yerine release bilgisi otomatik olarak hesaplanır. <text:span text:style-name="rststyle-strong">update</text:span> dizisine dizi halinde eklenir.</text:p>
        <ns0:p ns0:style-name="rststyle-codeblock">class history:<ns0:line-break/><ns0:s ns0:c="4"/>update = [<ns0:line-break/><ns0:s ns0:c="8"/>["2021-08-29","5.1.8","First release","Süleyman POYRAZ","zaryob.dev@gmail.com"],<ns0:line-break/><ns0:s ns0:c="4"/>]</ns0:p>
        <text:span text:style-name="rststyle-keyword">class</text:span>
        <text:span text:style-name="rststyle-name">
          <text:span text:style-name="rststyle-class">history</text:span>
        </text:span>
        <text:span text:style-name="rststyle-punctuation">:</text:span>
        <text:span text:style-name="rststyle-name">update</text:span>
        <text:span text:style-name="rststyle-operator">=</text:span>
        <text:span text:style-name="rststyle-punctuation">[</text:span>
        <text:span text:style-name="rststyle-punctuation">[</text:span>
        <text:span text:style-name="rststyle-literal">
          <text:span text:style-name="rststyle-string">
            <text:span text:style-name="rststyle-double">"2021-08-29"</text:span>
          </text:span>
        </text:span>
        <text:span text:style-name="rststyle-punctuation">,</text:span>
        <text:span text:style-name="rststyle-literal">
          <text:span text:style-name="rststyle-string">
            <text:span text:style-name="rststyle-double">"5.1.8"</text:span>
          </text:span>
        </text:span>
        <text:span text:style-name="rststyle-punctuation">,</text:span>
        <text:span text:style-name="rststyle-literal">
          <text:span text:style-name="rststyle-string">
            <text:span text:style-name="rststyle-double">"First release"</text:span>
          </text:span>
        </text:span>
        <text:span text:style-name="rststyle-punctuation">,</text:span>
        <text:span text:style-name="rststyle-literal">
          <text:span text:style-name="rststyle-string">
            <text:span text:style-name="rststyle-double">"Süleyman POYRAZ"</text:span>
          </text:span>
        </text:span>
        <text:span text:style-name="rststyle-punctuation">,</text:span>
        <text:span text:style-name="rststyle-literal">
          <text:span text:style-name="rststyle-string">
            <text:span text:style-name="rststyle-double">"zaryob.dev@gmail.com"</text:span>
          </text:span>
        </text:span>
        <text:span text:style-name="rststyle-punctuation">],</text:span>
        <text:span text:style-name="rststyle-punctuation">]</text:span>
        <text:section text:name="Section19" text:style-name="Sect2">
          <text:h text:outline-level="2" text:style-name="rststyle-heading2">Postoperations.py dosyası</text:h>
          <text:p text:style-name="rststyle-textbody">Bu dosya basitçe bir python betiğidir ve 4 temel fonksiondan oluşur. Bunlar <text:span text:style-name="rststyle-strong">postInstall</text:span>, <text:span text:style-name="rststyle-strong">preInstall</text:span>, <text:span text:style-name="rststyle-strong">postRemove</text:span>, <text:span text:style-name="rststyle-strong">preRemove</text:span> şeklindedir. Bu fonksionlar argument almazlar.</text:p>
          <ns0:p ns0:style-name="rststyle-codeblock">def postInstall(): # paket kurulduktan sonra çalıştırılır.<ns0:line-break/>def postRemove(): # paket silindikten sonra çalıştırılır.<ns0:line-break/>def preInstall(): # paket kurulmadan önce çalıştırılır.<ns0:line-break/>def preRemove(): # paket silinmeden önce çalıştırılır.</ns0:p>
          <text:span text:style-name="rststyle-keyword">def</text:span>
          <text:span text:style-name="rststyle-name">
            <text:span text:style-name="rststyle-function">postInstall</text:span>
          </text:span>
          <text:span text:style-name="rststyle-punctuation">():</text:span>
          <text:span text:style-name="rststyle-comment">
            <text:span text:style-name="rststyle-single"># paket kurulduktan sonra çalıştırılır.</text:span>
          </text:span>
          <text:span text:style-name="rststyle-keyword">def</text:span>
          <text:span text:style-name="rststyle-name">
            <text:span text:style-name="rststyle-function">postRemove</text:span>
          </text:span>
          <text:span text:style-name="rststyle-punctuation">():</text:span>
          <text:span text:style-name="rststyle-comment">
            <text:span text:style-name="rststyle-single"># paket silindikten sonra çalıştırılır.</text:span>
          </text:span>
          <text:span text:style-name="rststyle-keyword">def</text:span>
          <text:span text:style-name="rststyle-name">
            <text:span text:style-name="rststyle-function">preInstall</text:span>
          </text:span>
          <text:span text:style-name="rststyle-punctuation">():</text:span>
          <text:span text:style-name="rststyle-comment">
            <text:span text:style-name="rststyle-single"># paket kurulmadan önce çalıştırılır.</text:span>
          </text:span>
          <text:span text:style-name="rststyle-keyword">def</text:span>
          <text:span text:style-name="rststyle-name">
            <text:span text:style-name="rststyle-function">preRemove</text:span>
          </text:span>
          <text:span text:style-name="rststyle-punctuation">():</text:span>
          <text:span text:style-name="rststyle-comment">
            <text:span text:style-name="rststyle-single"># paket silinmeden önce çalıştırılır.</text:span>
          </text:span>
          <text:p text:style-name="rststyle-textbody">Bu dosyada bununan <text:span text:style-name="rststyle-strong">postInstall</text:span> fonksionu aynı zamanda paketler yeniden yapılandırılmaya çalışılırken de çalıştırılır. Bu betiklerde actionsapi kullanımı ile ilgili herhangi bir kısıtlama bulunmamasına karşın kullanımı tavsiye edilmemektedir.</text:p>
          <text:p text:style-name="rststyle-textbody">Inary komutu her çalıştırıldığında işlem bitiminde sysconf modülü tetiklenir. Bu modül dosya sistemindeki değişiklikleri baz alarak çalışır ve önbellek dosyalarını güncelleme gibi bazı işleri otomatik olarak yerine getirir. Bu sebeple postoperations betiklerine nadiren ihtiyaç duyulur.</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10-28T14:57:08</meta:creation-date>
    <dc:creator>a</dc:creator>
    <dc:date>2021-10-28T14:57:08</dc:date>
    <dc:language>en-US</dc:language>
    <meta:editing-cycles>1</meta:editing-cycles>
    <meta:editing-duration>PT00M01S</meta:editing-duration>
    <dc:title>Inary paket yapımı</dc:title>
  </office:meta>
</office:document-meta>
</file>